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20.685cm" svg:x2="19.415cm" svg:y2="20.685cm">
          <text:p/>
        </draw:line>
        <draw:frame draw:style-name="gr2" draw:layer="layout" svg:width="2.54cm" svg:height="1.27cm" svg:x="10.495cm" svg:y="20.685cm">
          <draw:text-box>
            <text:p>time</text:p>
          </draw:text-box>
        </draw:frame>
        <draw:frame draw:style-name="gr3" draw:id="id1" draw:layer="layout" svg:width="5.715cm" svg:height="0.962cm" svg:x="1.27cm" svg:y="14.97cm">
          <draw:text-box>
            <text:p>1.0.0-SNAPSHOT</text:p>
          </draw:text-box>
        </draw:frame>
        <draw:frame draw:style-name="gr3" draw:id="id2" draw:layer="layout" svg:width="2.54cm" svg:height="0.962cm" svg:x="5.08cm" svg:y="16.148cm">
          <draw:text-box>
            <text:p>1.0.0</text:p>
          </draw:text-box>
        </draw:frame>
        <draw:connector draw:style-name="gr1" draw:text-style-name="P1" draw:layer="layout" svg:x1="4.127cm" svg:y1="15.932cm" svg:x2="5.08cm" svg:y2="16.629cm" draw:start-shape="id1" draw:start-glue-point="2" draw:end-shape="id2" draw:end-glue-point="3" svg:d="m4127 15932v697h953">
          <text:p/>
        </draw:connector>
        <draw:frame draw:style-name="gr3" draw:id="id3" draw:layer="layout" svg:width="5.715cm" svg:height="0.962cm" svg:x="7.32cm" svg:y="17.018cm">
          <draw:text-box>
            <text:p>1.0.1-SNAPSHOT</text:p>
          </draw:text-box>
        </draw:frame>
        <draw:connector draw:style-name="gr1" draw:text-style-name="P1" draw:layer="layout" svg:x1="6.35cm" svg:y1="17.11cm" svg:x2="7.32cm" svg:y2="17.499cm" draw:start-shape="id2" draw:start-glue-point="2" draw:end-shape="id3" draw:end-glue-point="3" svg:d="m6350 17110v389h970">
          <text:p/>
        </draw:connector>
        <draw:frame draw:style-name="gr3" draw:id="id4" draw:layer="layout" svg:width="2.54cm" svg:height="0.962cm" svg:x="11.295cm" svg:y="18.08cm">
          <draw:text-box>
            <text:p>1.0.1</text:p>
          </draw:text-box>
        </draw:frame>
        <draw:frame draw:style-name="gr3" draw:id="id5" draw:layer="layout" svg:width="5.715cm" svg:height="0.962cm" svg:x="13.735cm" svg:y="19.415cm">
          <draw:text-box>
            <text:p>1.0.2-SNAPSHOT</text:p>
          </draw:text-box>
        </draw:frame>
        <draw:connector draw:style-name="gr1" draw:text-style-name="P1" draw:layer="layout" svg:x1="10.177cm" svg:y1="17.98cm" svg:x2="11.295cm" svg:y2="18.561cm" draw:start-shape="id3" draw:start-glue-point="2" draw:end-shape="id4" draw:end-glue-point="3" svg:d="m10177 17980v581h1118">
          <text:p/>
        </draw:connector>
        <draw:connector draw:style-name="gr1" draw:text-style-name="P1" draw:layer="layout" svg:x1="12.565cm" svg:y1="19.042cm" svg:x2="13.735cm" svg:y2="19.896cm" draw:start-shape="id4" draw:start-glue-point="2" draw:end-shape="id5" draw:end-glue-point="3" svg:d="m12565 19042v854h11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Marbaise</meta:initial-creator>
    <meta:creation-date>2012-05-08T20:15:57</meta:creation-date>
    <dc:date>2012-05-08T20:20:17</dc:date>
    <dc:creator>Karl Marbaise</dc:creator>
    <meta:editing-duration>PT00H04M20S</meta:editing-duration>
    <meta:editing-cycles>1</meta:editing-cycles>
    <meta:document-statistic meta:object-count="11"/>
    <meta:generator>OpenOffice.org/3.2$Linux OpenOffice.org_project/320m12$Build-9483</meta:generator>
  </office:meta>
</office:document-meta>
</file>